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2.7098in" svg:y="0.387in" svg:width="8.0976in" svg:height="4.747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Original</text:p>
          </table:table-cell>
          <table:table-cell office:value-type="string" table:style-name="ce1">
            <text:p>OpenMP</text:p>
          </table:table-cell>
          <table:table-cell office:value-type="string" table:style-name="ce1">
            <text:p>pthread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3.8566379999999998" table:style-name="ce1">
            <text:p>3.856638</text:p>
          </table:table-cell>
          <table:table-cell office:value-type="float" office:value="4.0506650000000004" table:style-name="ce1">
            <text:p>4.050665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1.9626779999999999" table:style-name="ce1">
            <text:p>1.962678</text:p>
          </table:table-cell>
          <table:table-cell office:value-type="float" office:value="2.02569" table:style-name="ce1">
            <text:p>2.02569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1.3053920000000001" table:style-name="ce1">
            <text:p>1.305392</text:p>
          </table:table-cell>
          <table:table-cell office:value-type="float" office:value="1.360066" table:style-name="ce1">
            <text:p>1.360066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98182000000000003" table:style-name="ce1">
            <text:p>0.98182</text:p>
          </table:table-cell>
          <table:table-cell office:value-type="float" office:value="1.0241849999999999" table:style-name="ce1">
            <text:p>1.024185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78758899999999998" table:style-name="ce1">
            <text:p>0.787589</text:p>
          </table:table-cell>
          <table:table-cell office:value-type="float" office:value="0.81818599999999997" table:style-name="ce1">
            <text:p>0.818186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65729199999999999" table:style-name="ce1">
            <text:p>0.657292</text:p>
          </table:table-cell>
          <table:table-cell office:value-type="float" office:value="0.68302799999999997" table:style-name="ce1">
            <text:p>0.683028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56370500000000001" table:style-name="ce1">
            <text:p>0.563705</text:p>
          </table:table-cell>
          <table:table-cell office:value-type="float" office:value="0.58962199999999998" table:style-name="ce1">
            <text:p>0.589622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49381700000000001" table:formula="of:=0.493817" table:style-name="ce1">
            <text:p>0.493817</text:p>
          </table:table-cell>
          <table:table-cell office:value-type="float" office:value="0.51494200000000001" table:style-name="ce1">
            <text:p>0.514942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44519799999999998" table:style-name="ce1">
            <text:p>0.445198</text:p>
          </table:table-cell>
          <table:table-cell office:value-type="float" office:value="0.45732299999999998" table:style-name="ce1">
            <text:p>0.457323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39996399999999999" table:style-name="ce1">
            <text:p>0.399964</text:p>
          </table:table-cell>
          <table:table-cell office:value-type="float" office:value="0.41258400000000001" table:style-name="ce1">
            <text:p>0.412584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372614" table:style-name="ce1">
            <text:p>0.372614</text:p>
          </table:table-cell>
          <table:table-cell office:value-type="float" office:value="0.37733499999999998" table:style-name="ce1">
            <text:p>0.377335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33930100000000002" table:style-name="ce1">
            <text:p>0.339301</text:p>
          </table:table-cell>
          <table:table-cell office:value-type="float" office:value="0.34964400000000001" table:style-name="ce1">
            <text:p>0.349644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31449500000000002" table:style-name="ce1">
            <text:p>0.314495</text:p>
          </table:table-cell>
          <table:table-cell office:value-type="float" office:value="0.325874" table:style-name="ce1">
            <text:p>0.325874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9243999999999998" table:style-name="ce1">
            <text:p>0.29244</text:p>
          </table:table-cell>
          <table:table-cell office:value-type="float" office:value="0.300348" table:style-name="ce1">
            <text:p>0.300348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72063" table:style-name="ce1">
            <text:p>0.272063</text:p>
          </table:table-cell>
          <table:table-cell office:value-type="float" office:value="0.28056300000000001" table:style-name="ce1">
            <text:p>0.280563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5520700000000002" table:style-name="ce1">
            <text:p>0.255207</text:p>
          </table:table-cell>
          <table:table-cell office:value-type="float" office:value="0.26352900000000001" table:style-name="ce1">
            <text:p>0.263529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4438699999999999" table:style-name="ce1">
            <text:p>0.244387</text:p>
          </table:table-cell>
          <table:table-cell office:value-type="float" office:value="0.25089299999999998" table:style-name="ce1">
            <text:p>0.250893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33954" table:style-name="ce1">
            <text:p>0.233954</text:p>
          </table:table-cell>
          <table:table-cell office:value-type="float" office:value="0.23710000000000001" table:style-name="ce1">
            <text:p>0.2371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2511999999999999" table:style-name="ce1">
            <text:p>0.22512</text:p>
          </table:table-cell>
          <table:table-cell office:value-type="float" office:value="0.23214899999999999" table:style-name="ce1">
            <text:p>0.232149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13167" table:style-name="ce1">
            <text:p>0.213167</text:p>
          </table:table-cell>
          <table:table-cell office:value-type="float" office:value="0.215587" table:style-name="ce1">
            <text:p>0.215587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203177" table:style-name="ce1">
            <text:p>0.203177</text:p>
          </table:table-cell>
          <table:table-cell office:value-type="float" office:value="0.204017" table:style-name="ce1">
            <text:p>0.204017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9531999999999999" table:style-name="ce1">
            <text:p>0.19532</text:p>
          </table:table-cell>
          <table:table-cell office:value-type="float" office:value="0.19511100000000001" table:style-name="ce1">
            <text:p>0.195111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8809899999999999" table:style-name="ce1">
            <text:p>0.188099</text:p>
          </table:table-cell>
          <table:table-cell office:value-type="float" office:value="0.18676899999999999" table:style-name="ce1">
            <text:p>0.186769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8107500000000001" table:style-name="ce1">
            <text:p>0.181075</text:p>
          </table:table-cell>
          <table:table-cell office:value-type="float" office:value="0.179228" table:style-name="ce1">
            <text:p>0.179228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7532500000000001" table:style-name="ce1">
            <text:p>0.175325</text:p>
          </table:table-cell>
          <table:table-cell office:value-type="float" office:value="0.17233999999999999" table:style-name="ce1">
            <text:p>0.17234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7069899999999999" table:style-name="ce1">
            <text:p>0.170699</text:p>
          </table:table-cell>
          <table:table-cell office:value-type="float" office:value="0.16606299999999999" table:style-name="ce1">
            <text:p>0.166063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67405" table:style-name="ce1">
            <text:p>0.167405</text:p>
          </table:table-cell>
          <table:table-cell office:value-type="float" office:value="0.16634699999999999" table:style-name="ce1">
            <text:p>0.166347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6194500000000001" table:style-name="ce1">
            <text:p>0.161945</text:p>
          </table:table-cell>
          <table:table-cell office:value-type="float" office:value="0.157309" table:style-name="ce1">
            <text:p>0.157309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5720899999999999" table:style-name="ce1">
            <text:p>0.157209</text:p>
          </table:table-cell>
          <table:table-cell office:value-type="float" office:value="0.15579499999999999" table:style-name="ce1">
            <text:p>0.155795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5267800000000001" table:formula="of:=0.152678" table:style-name="ce1">
            <text:p>0.152678</text:p>
          </table:table-cell>
          <table:table-cell office:value-type="float" office:value="0.156472" table:style-name="ce1">
            <text:p>0.156472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50255" table:style-name="ce1">
            <text:p>0.150255</text:p>
          </table:table-cell>
          <table:table-cell office:value-type="float" office:value="0.142591" table:style-name="ce1">
            <text:p>0.142591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45533" table:style-name="ce1">
            <text:p>0.145533</text:p>
          </table:table-cell>
          <table:table-cell office:value-type="float" office:value="0.139873" table:style-name="ce1">
            <text:p>0.139873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4255699999999999" table:style-name="ce1">
            <text:p>0.142557</text:p>
          </table:table-cell>
          <table:table-cell office:value-type="float" office:value="0.13795299999999999" table:style-name="ce1">
            <text:p>0.137953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39963" table:style-name="ce1">
            <text:p>0.139963</text:p>
          </table:table-cell>
          <table:table-cell office:value-type="float" office:value="0.130165" table:style-name="ce1">
            <text:p>0.130165</text:p>
          </table:table-cell>
          <table:table-cell table:number-columns-repeated="16381"/>
        </table:table-row>
        <table:table-row table:style-name="ro1">
          <table:table-cell office:value-type="float" office:value="3.6945009999999998" table:style-name="ce1">
            <text:p>3.694501</text:p>
          </table:table-cell>
          <table:table-cell office:value-type="float" office:value="0.13732900000000001" table:style-name="ce1">
            <text:p>0.137329</text:p>
          </table:table-cell>
          <table:table-cell office:value-type="float" office:value="0.12684400000000001" table:style-name="ce1">
            <text:p>0.126844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542899999999999" table:style-name="ce1">
            <text:p>0.135429</text:p>
          </table:table-cell>
          <table:table-cell office:value-type="float" office:value="0.125885" table:style-name="ce1">
            <text:p>0.125885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395599999999999" table:style-name="ce1">
            <text:p>0.133956</text:p>
          </table:table-cell>
          <table:table-cell office:value-type="float" office:value="0.12723499999999999" table:style-name="ce1">
            <text:p>0.127235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250000000000001" table:style-name="ce1">
            <text:p>0.1325</text:p>
          </table:table-cell>
          <table:table-cell office:value-type="float" office:value="0.118616" table:style-name="ce1">
            <text:p>0.118616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3026399999999999" table:style-name="ce1">
            <text:p>0.130264</text:p>
          </table:table-cell>
          <table:table-cell office:value-type="float" office:value="0.114706" table:style-name="ce1">
            <text:p>0.114706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856300000000001" table:style-name="ce1">
            <text:p>0.128563</text:p>
          </table:table-cell>
          <table:table-cell office:value-type="float" office:value="0.111889" table:style-name="ce1">
            <text:p>0.111889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782299999999999" table:style-name="ce1">
            <text:p>0.127823</text:p>
          </table:table-cell>
          <table:table-cell office:value-type="float" office:value="0.111747" table:style-name="ce1">
            <text:p>0.111747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7333" table:style-name="ce1">
            <text:p>0.127333</text:p>
          </table:table-cell>
          <table:table-cell office:value-type="float" office:value="0.10965800000000001" table:style-name="ce1">
            <text:p>0.109658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542700000000001" table:style-name="ce1">
            <text:p>0.125427</text:p>
          </table:table-cell>
          <table:table-cell office:value-type="float" office:value="0.108557" table:style-name="ce1">
            <text:p>0.108557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3393" table:style-name="ce1">
            <text:p>0.123393</text:p>
          </table:table-cell>
          <table:table-cell office:value-type="float" office:value="0.10352" table:style-name="ce1">
            <text:p>0.10352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2534500000000001" table:style-name="ce1">
            <text:p>0.125345</text:p>
          </table:table-cell>
          <table:table-cell office:value-type="float" office:value="0.10242" table:style-name="ce1">
            <text:p>0.10242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15659" table:style-name="ce1">
            <text:p>0.115659</text:p>
          </table:table-cell>
          <table:table-cell office:value-type="float" office:value="0.105217" table:style-name="ce1">
            <text:p>0.105217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1347400000000001" table:style-name="ce1">
            <text:p>0.113474</text:p>
          </table:table-cell>
          <table:table-cell office:value-type="float" office:value="0.100663" table:style-name="ce1">
            <text:p>0.100663</text:p>
          </table:table-cell>
          <table:table-cell table:number-columns-repeated="16381"/>
        </table:table-row>
        <table:table-row table:style-name="ro2">
          <table:table-cell office:value-type="float" office:value="3.6945009999999998" table:style-name="ce1">
            <text:p>3.694501</text:p>
          </table:table-cell>
          <table:table-cell office:value-type="float" office:value="0.112343" table:style-name="ce1">
            <text:p>0.112343</text:p>
          </table:table-cell>
          <table:table-cell office:value-type="float" office:value="9.7367999999999996E-2" table:style-name="ce1">
            <text:p>0.097368</text:p>
          </table:table-cell>
          <table:table-cell table:number-columns-repeated="16381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ergej Proskurin</meta:initial-creator>
    <dc:creator>blub</dc:creator>
    <meta:creation-date>2013-11-14T15:18:05Z</meta:creation-date>
    <dc:date>2013-11-14T20:35:44Z</dc:date>
    <meta:editing-cycles>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8271653543307pt" svg:width="583.0271653543307pt" chart:style-name="Crt0">
        <chart:title svg:x="163.7985826771653pt" svg:y="21.0pt" chart:style-name="CT00">
          <text:p text:style-name="a0" text:class-names="" text:cond-style-name="">Max sub-array execution time on Gothmog (-O)</text:p>
        </chart:title>
        <chart:legend chart:legend-position="end" chart:legend-align="center" chart:style-name="Lgnd"/>
        <chart:plot-area svg:x="20.66346456692913pt" svg:y="67.06157480314961pt" svg:width="487.1362204724409pt" svg:height="249.737874015748pt" chart:style-name="Plt0">
          <chart:axis chart:dimension="y" chart:name="primary-y" chart:style-name="Axs0">
            <chart:title chart:style-name="AT00">
              <text:p text:style-name="a1" text:class-names="" text:cond-style-name="">Time in se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ads</text:p>
            </chart:title>
          </chart:axis>
          <chart:series chart:label-cell-address="Sheet1.$B$2" chart:values-cell-range-address="Sheet1.$B$3:.$B$50" chart:class="chart:line" chart:attached-axis="primary-y" chart:style-name="G0S0">
            <chart:data-point chart:repeated="48"/>
          </chart:series>
          <chart:series chart:label-cell-address="Sheet1.$A$2" chart:values-cell-range-address="Sheet1.$A$3:.$A$50" chart:class="chart:line" chart:attached-axis="primary-y" chart:style-name="G0S1">
            <chart:data-point chart:repeated="48"/>
          </chart:series>
          <chart:series chart:values-cell-range-address="Sheet1.$C$3:.$C$50" chart:class="chart:line" chart:attached-axis="primary-y" chart:style-name="G0S2">
            <chart:data-point chart:repeated="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